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zure Note</text:p>
      <text:p text:style-name="Standard">windows Azure is microsoft's cloud computing platform.</text:p>
      <text:p text:style-name="Standard"/>
      <text:p text:style-name="Standard">ACID = Atomicity, Consistency, Isolation, Durability</text:p>
      <text:p text:style-name="Standard">EGT = Entity Group Transaction</text:p>
      <text:p text:style-name="Standard"/>
      <text:p text:style-name="Standard">see par. NoSQL pag. 10 of Developing cloud applications with windows Azure.</text:p>
      <text:p text:style-name="Standard"/>
      <text:p text:style-name="Standard">Data storage types:</text:p>
      <text:p text:style-name="Standard">Blobs</text:p>
      <text:p text:style-name="Standard">Tables</text:p>
      <text:p text:style-name="Standard">Queu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4-05-08T19:50:55</meta:creation-date>
    <dc:date>2014-05-08T20:05:27</dc:date>
    <dc:creator>giuseppe </dc:creator>
    <meta:editing-duration>P0D</meta:editing-duration>
    <meta:editing-cycles>1</meta:editing-cycles>
    <meta:document-statistic meta:table-count="0" meta:image-count="0" meta:object-count="0" meta:page-count="1" meta:paragraph-count="9" meta:word-count="38" meta:character-count="257" meta:non-whitespace-character-count="228"/>
    <meta:generator>LibreOffice/3.5$Linux_x86 LibreOffice_project/350m1$Build-2</meta:generator>
  </office:meta>
</office:document-meta>
</file>